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omodites">
            <text:p>Comodites</text:p>
          </table:table-cell>
          <table:table-cell table:style-name="pd1" office:value-type="string" office:value="Name">
            <text:p>Name</text:p>
          </table:table-cell>
          <table:table-cell table:style-name="pd1" office:value-type="string" office:value="Symbol">
            <text:p>Symbol</text:p>
          </table:table-cell>
          <table:table-cell table:style-name="pd1" office:value-type="string" office:value="Len">
            <text:p>Le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ydrogen">
            <text:p>hydrogen</text:p>
          </table:table-cell>
          <table:table-cell office:value-type="string" office:value="hydrogen">
            <text:p>hydrogen</text:p>
          </table:table-cell>
          <table:table-cell office:value-type="string" office:value="h">
            <text:p>h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barite">
            <text:p>barite</text:p>
          </table:table-cell>
          <table:table-cell office:value-type="string" office:value="helium">
            <text:p>helium</text:p>
          </table:table-cell>
          <table:table-cell office:value-type="string" office:value="he">
            <text:p>he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lithium">
            <text:p>lithium</text:p>
          </table:table-cell>
          <table:table-cell office:value-type="string" office:value="lithium">
            <text:p>lithium</text:p>
          </table:table-cell>
          <table:table-cell office:value-type="string" office:value="li">
            <text:p>li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merald">
            <text:p>emerald</text:p>
          </table:table-cell>
          <table:table-cell office:value-type="string" office:value="beryllium">
            <text:p>beryllium</text:p>
          </table:table-cell>
          <table:table-cell office:value-type="string" office:value="be">
            <text:p>be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boron">
            <text:p>boron</text:p>
          </table:table-cell>
          <table:table-cell office:value-type="string" office:value="boron">
            <text:p>boron</text:p>
          </table:table-cell>
          <table:table-cell office:value-type="string" office:value="b">
            <text:p>b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kunzite">
            <text:p>kunzite</text:p>
          </table:table-cell>
          <table:table-cell office:value-type="string" office:value="carbon">
            <text:p>carbon</text:p>
          </table:table-cell>
          <table:table-cell office:value-type="string" office:value="c">
            <text:p>c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apis lazuli">
            <text:p>lapis lazuli</text:p>
          </table:table-cell>
          <table:table-cell office:value-type="string" office:value="nitrogen">
            <text:p>nitrogen</text:p>
          </table:table-cell>
          <table:table-cell office:value-type="string" office:value="n">
            <text:p>n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oxygen">
            <text:p>oxygen</text:p>
          </table:table-cell>
          <table:table-cell office:value-type="string" office:value="oxygen">
            <text:p>oxygen</text:p>
          </table:table-cell>
          <table:table-cell office:value-type="string" office:value="o">
            <text:p>o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fluorine">
            <text:p>fluorine</text:p>
          </table:table-cell>
          <table:table-cell office:value-type="string" office:value="fluorine">
            <text:p>fluorine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odium">
            <text:p>sodium</text:p>
          </table:table-cell>
          <table:table-cell office:value-type="string" office:value="sodium">
            <text:p>sodium</text:p>
          </table:table-cell>
          <table:table-cell office:value-type="string" office:value="na">
            <text:p>n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ilicon">
            <text:p>silicon</text:p>
          </table:table-cell>
          <table:table-cell office:value-type="string" office:value="silicon">
            <text:p>silicon</text:p>
          </table:table-cell>
          <table:table-cell office:value-type="string" office:value="si">
            <text:p>si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phosphorus">
            <text:p>phosphorus</text:p>
          </table:table-cell>
          <table:table-cell office:value-type="string" office:value="phosphorus">
            <text:p>phosphorus</text:p>
          </table:table-cell>
          <table:table-cell office:value-type="string" office:value="p">
            <text:p>p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magnesite">
            <text:p>magnesite</text:p>
          </table:table-cell>
          <table:table-cell office:value-type="string" office:value="sulphur">
            <text:p>sulphur</text:p>
          </table:table-cell>
          <table:table-cell office:value-type="string" office:value="s">
            <text:p>s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talc">
            <text:p>talc</text:p>
          </table:table-cell>
          <table:table-cell office:value-type="string" office:value="chlorine">
            <text:p>chlorine</text:p>
          </table:table-cell>
          <table:table-cell office:value-type="string" office:value="cl">
            <text:p>cl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ree">
            <text:p>ree</text:p>
          </table:table-cell>
          <table:table-cell office:value-type="string" office:value="argon">
            <text:p>argon</text:p>
          </table:table-cell>
          <table:table-cell office:value-type="string" office:value="ar">
            <text:p>ar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potassium">
            <text:p>potassium</text:p>
          </table:table-cell>
          <table:table-cell office:value-type="string" office:value="potassium">
            <text:p>potassium</text:p>
          </table:table-cell>
          <table:table-cell office:value-type="string" office:value="k">
            <text:p>k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ruby">
            <text:p>ruby</text:p>
          </table:table-cell>
          <table:table-cell office:value-type="string" office:value="calcium">
            <text:p>calcium</text:p>
          </table:table-cell>
          <table:table-cell office:value-type="string" office:value="ca">
            <text:p>ca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tourmaline">
            <text:p>tourmaline</text:p>
          </table:table-cell>
          <table:table-cell office:value-type="string" office:value="scandium">
            <text:p>scandium</text:p>
          </table:table-cell>
          <table:table-cell office:value-type="string" office:value="sc">
            <text:p>sc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clay">
            <text:p>clay</text:p>
          </table:table-cell>
          <table:table-cell office:value-type="string" office:value="titanium">
            <text:p>titanium</text:p>
          </table:table-cell>
          <table:table-cell office:value-type="string" office:value="ti">
            <text:p>ti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bentonite">
            <text:p>bentonite</text:p>
          </table:table-cell>
          <table:table-cell office:value-type="string" office:value="vanadium">
            <text:p>vanadium</text:p>
          </table:table-cell>
          <table:table-cell office:value-type="string" office:value="v">
            <text:p>v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kaolinite">
            <text:p>kaolinite</text:p>
          </table:table-cell>
          <table:table-cell office:value-type="string" office:value="chromium">
            <text:p>chromium</text:p>
          </table:table-cell>
          <table:table-cell office:value-type="string" office:value="cr">
            <text:p>cr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anganese">
            <text:p>manganese</text:p>
          </table:table-cell>
          <table:table-cell office:value-type="string" office:value="manganese">
            <text:p>manganese</text:p>
          </table:table-cell>
          <table:table-cell office:value-type="string" office:value="mn">
            <text:p>mn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iron">
            <text:p>iron</text:p>
          </table:table-cell>
          <table:table-cell office:value-type="string" office:value="iron">
            <text:p>iron</text:p>
          </table:table-cell>
          <table:table-cell office:value-type="string" office:value="fe">
            <text:p>fe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cobalt">
            <text:p>cobalt</text:p>
          </table:table-cell>
          <table:table-cell office:value-type="string" office:value="cobalt">
            <text:p>cobalt</text:p>
          </table:table-cell>
          <table:table-cell office:value-type="string" office:value="co">
            <text:p>co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nickel">
            <text:p>nickel</text:p>
          </table:table-cell>
          <table:table-cell office:value-type="string" office:value="nickel">
            <text:p>nickel</text:p>
          </table:table-cell>
          <table:table-cell office:value-type="string" office:value="ni">
            <text:p>ni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diamond">
            <text:p>diamond</text:p>
          </table:table-cell>
          <table:table-cell office:value-type="string" office:value="copper">
            <text:p>copper</text:p>
          </table:table-cell>
          <table:table-cell office:value-type="string" office:value="cu">
            <text:p>cu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alt">
            <text:p>salt</text:p>
          </table:table-cell>
          <table:table-cell office:value-type="string" office:value="zinc">
            <text:p>zinc</text:p>
          </table:table-cell>
          <table:table-cell office:value-type="string" office:value="zn">
            <text:p>zn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gypsum">
            <text:p>gypsum</text:p>
          </table:table-cell>
          <table:table-cell office:value-type="string" office:value="gallium">
            <text:p>gallium</text:p>
          </table:table-cell>
          <table:table-cell office:value-type="string" office:value="ga">
            <text:p>g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germanium">
            <text:p>germanium</text:p>
          </table:table-cell>
          <table:table-cell office:value-type="string" office:value="germanium">
            <text:p>germanium</text:p>
          </table:table-cell>
          <table:table-cell office:value-type="string" office:value="ge">
            <text:p>ge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arsenic">
            <text:p>arsenic</text:p>
          </table:table-cell>
          <table:table-cell office:value-type="string" office:value="arsenic">
            <text:p>arsenic</text:p>
          </table:table-cell>
          <table:table-cell office:value-type="string" office:value="as">
            <text:p>a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opal">
            <text:p>opal</text:p>
          </table:table-cell>
          <table:table-cell office:value-type="string" office:value="selenium">
            <text:p>selenium</text:p>
          </table:table-cell>
          <table:table-cell office:value-type="string" office:value="se">
            <text:p>se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ilica sand">
            <text:p>silica sand</text:p>
          </table:table-cell>
          <table:table-cell office:value-type="string" office:value="bromine">
            <text:p>bromine</text:p>
          </table:table-cell>
          <table:table-cell office:value-type="string" office:value="br">
            <text:p>br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asbestos">
            <text:p>asbestos</text:p>
          </table:table-cell>
          <table:table-cell office:value-type="string" office:value="krypton">
            <text:p>krypton</text:p>
          </table:table-cell>
          <table:table-cell office:value-type="string" office:value="kr">
            <text:p>k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rubidium">
            <text:p>rubidium</text:p>
          </table:table-cell>
          <table:table-cell office:value-type="string" office:value="rubidium">
            <text:p>rubidium</text:p>
          </table:table-cell>
          <table:table-cell office:value-type="string" office:value="rb">
            <text:p>rb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trontium">
            <text:p>strontium</text:p>
          </table:table-cell>
          <table:table-cell office:value-type="string" office:value="strontium">
            <text:p>strontium</text:p>
          </table:table-cell>
          <table:table-cell office:value-type="string" office:value="sr">
            <text:p>sr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yttrium">
            <text:p>yttrium</text:p>
          </table:table-cell>
          <table:table-cell office:value-type="string" office:value="yttrium">
            <text:p>yttrium</text:p>
          </table:table-cell>
          <table:table-cell office:value-type="string" office:value="y">
            <text:p>y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graphite">
            <text:p>graphite</text:p>
          </table:table-cell>
          <table:table-cell office:value-type="string" office:value="zirconium">
            <text:p>zirconium</text:p>
          </table:table-cell>
          <table:table-cell office:value-type="string" office:value="zr">
            <text:p>z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jade">
            <text:p>jade</text:p>
          </table:table-cell>
          <table:table-cell office:value-type="string" office:value="niobium">
            <text:p>niobium</text:p>
          </table:table-cell>
          <table:table-cell office:value-type="string" office:value="nb">
            <text:p>nb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corundum">
            <text:p>corundum</text:p>
          </table:table-cell>
          <table:table-cell office:value-type="string" office:value="molybdenum">
            <text:p>molybdenum</text:p>
          </table:table-cell>
          <table:table-cell office:value-type="string" office:value="mo">
            <text:p>mo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apphire">
            <text:p>sapphire</text:p>
          </table:table-cell>
          <table:table-cell office:value-type="string" office:value="technetium">
            <text:p>technetium</text:p>
          </table:table-cell>
          <table:table-cell office:value-type="string" office:value="tc">
            <text:p>tc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zircon">
            <text:p>zircon</text:p>
          </table:table-cell>
          <table:table-cell office:value-type="string" office:value="ruthenium">
            <text:p>ruthenium</text:p>
          </table:table-cell>
          <table:table-cell office:value-type="string" office:value="ru">
            <text:p>ru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rhodium">
            <text:p>rhodium</text:p>
          </table:table-cell>
          <table:table-cell office:value-type="string" office:value="rhodium">
            <text:p>rhodium</text:p>
          </table:table-cell>
          <table:table-cell office:value-type="string" office:value="rh">
            <text:p>rh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palladium">
            <text:p>palladium</text:p>
          </table:table-cell>
          <table:table-cell office:value-type="string" office:value="palladium">
            <text:p>palladium</text:p>
          </table:table-cell>
          <table:table-cell office:value-type="string" office:value="pd">
            <text:p>pd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coal">
            <text:p>coal</text:p>
          </table:table-cell>
          <table:table-cell office:value-type="string" office:value="silver">
            <text:p>silver</text:p>
          </table:table-cell>
          <table:table-cell office:value-type="string" office:value="ag">
            <text:p>ag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cadmium">
            <text:p>cadmium</text:p>
          </table:table-cell>
          <table:table-cell office:value-type="string" office:value="cadmium">
            <text:p>cadmium</text:p>
          </table:table-cell>
          <table:table-cell office:value-type="string" office:value="cd">
            <text:p>cd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indium">
            <text:p>indium</text:p>
          </table:table-cell>
          <table:table-cell office:value-type="string" office:value="indium">
            <text:p>indium</text:p>
          </table:table-cell>
          <table:table-cell office:value-type="string" office:value="in">
            <text:p>in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tin">
            <text:p>tin</text:p>
          </table:table-cell>
          <table:table-cell office:value-type="string" office:value="tin">
            <text:p>tin</text:p>
          </table:table-cell>
          <table:table-cell office:value-type="string" office:value="sn">
            <text:p>sn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antimony">
            <text:p>antimony</text:p>
          </table:table-cell>
          <table:table-cell office:value-type="string" office:value="antimony">
            <text:p>antimony</text:p>
          </table:table-cell>
          <table:table-cell office:value-type="string" office:value="sb">
            <text:p>sb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tellurium">
            <text:p>tellurium</text:p>
          </table:table-cell>
          <table:table-cell office:value-type="string" office:value="tellurium">
            <text:p>tellurium</text:p>
          </table:table-cell>
          <table:table-cell office:value-type="string" office:value="te">
            <text:p>te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iodine">
            <text:p>iodine</text:p>
          </table:table-cell>
          <table:table-cell office:value-type="string" office:value="iodine">
            <text:p>iodine</text:p>
          </table:table-cell>
          <table:table-cell office:value-type="string" office:value="i">
            <text:p>i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xenon">
            <text:p>xenon</text:p>
          </table:table-cell>
          <table:table-cell office:value-type="string" office:value="xenon">
            <text:p>xenon</text:p>
          </table:table-cell>
          <table:table-cell office:value-type="string" office:value="xe">
            <text:p>xe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perlite">
            <text:p>perlite</text:p>
          </table:table-cell>
          <table:table-cell office:value-type="string" office:value="caesium">
            <text:p>caesium</text:p>
          </table:table-cell>
          <table:table-cell office:value-type="string" office:value="cs">
            <text:p>c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potash">
            <text:p>potash</text:p>
          </table:table-cell>
          <table:table-cell office:value-type="string" office:value="barium">
            <text:p>barium</text:p>
          </table:table-cell>
          <table:table-cell office:value-type="string" office:value="ba">
            <text:p>ba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illimanite">
            <text:p>sillimanite</text:p>
          </table:table-cell>
          <table:table-cell office:value-type="string" office:value="lanthanum">
            <text:p>lanthanum</text:p>
          </table:table-cell>
          <table:table-cell office:value-type="string" office:value="la">
            <text:p>la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wollastonite">
            <text:p>wollastonite</text:p>
          </table:table-cell>
          <table:table-cell office:value-type="string" office:value="cerium">
            <text:p>cerium</text:p>
          </table:table-cell>
          <table:table-cell office:value-type="string" office:value="ce">
            <text:p>ce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fluorite">
            <text:p>fluorite</text:p>
          </table:table-cell>
          <table:table-cell office:value-type="string" office:value="praseodymium">
            <text:p>praseodymium</text:p>
          </table:table-cell>
          <table:table-cell office:value-type="string" office:value="pr">
            <text:p>pr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neodymium">
            <text:p>neodymium</text:p>
          </table:table-cell>
          <table:table-cell office:value-type="string" office:value="neodymium">
            <text:p>neodymium</text:p>
          </table:table-cell>
          <table:table-cell office:value-type="string" office:value="nd">
            <text:p>nd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pyrophyllite">
            <text:p>pyrophyllite</text:p>
          </table:table-cell>
          <table:table-cell office:value-type="string" office:value="promethium">
            <text:p>promethium</text:p>
          </table:table-cell>
          <table:table-cell office:value-type="string" office:value="pm">
            <text:p>pm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zeolite">
            <text:p>zeolite</text:p>
          </table:table-cell>
          <table:table-cell office:value-type="string" office:value="samarium">
            <text:p>samarium</text:p>
          </table:table-cell>
          <table:table-cell office:value-type="string" office:value="sm">
            <text:p>sm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europium">
            <text:p>europium</text:p>
          </table:table-cell>
          <table:table-cell office:value-type="string" office:value="europium">
            <text:p>europium</text:p>
          </table:table-cell>
          <table:table-cell office:value-type="string" office:value="eu">
            <text:p>eu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pinel">
            <text:p>spinel</text:p>
          </table:table-cell>
          <table:table-cell office:value-type="string" office:value="gadolinium">
            <text:p>gadolinium</text:p>
          </table:table-cell>
          <table:table-cell office:value-type="string" office:value="gd">
            <text:p>gd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gem">
            <text:p>gem</text:p>
          </table:table-cell>
          <table:table-cell office:value-type="string" office:value="terbium">
            <text:p>terbium</text:p>
          </table:table-cell>
          <table:table-cell office:value-type="string" office:value="tb">
            <text:p>tb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halloysite">
            <text:p>halloysite</text:p>
          </table:table-cell>
          <table:table-cell office:value-type="string" office:value="dysprosium">
            <text:p>dysprosium</text:p>
          </table:table-cell>
          <table:table-cell office:value-type="string" office:value="dy">
            <text:p>dy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hectorite">
            <text:p>hectorite</text:p>
          </table:table-cell>
          <table:table-cell office:value-type="string" office:value="holmium">
            <text:p>holmium</text:p>
          </table:table-cell>
          <table:table-cell office:value-type="string" office:value="ho">
            <text:p>ho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pge">
            <text:p>pge</text:p>
          </table:table-cell>
          <table:table-cell office:value-type="string" office:value="erbium">
            <text:p>erbium</text:p>
          </table:table-cell>
          <table:table-cell office:value-type="string" office:value="er">
            <text:p>er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lithium mica">
            <text:p>lithium mica</text:p>
          </table:table-cell>
          <table:table-cell office:value-type="string" office:value="thulium">
            <text:p>thulium</text:p>
          </table:table-cell>
          <table:table-cell office:value-type="string" office:value="tm">
            <text:p>tm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mica">
            <text:p>mica</text:p>
          </table:table-cell>
          <table:table-cell office:value-type="string" office:value="ytterbium">
            <text:p>ytterbium</text:p>
          </table:table-cell>
          <table:table-cell office:value-type="string" office:value="yb">
            <text:p>yb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feldspathic sand">
            <text:p>feldspathic sand</text:p>
          </table:table-cell>
          <table:table-cell office:value-type="string" office:value="lutetium">
            <text:p>lutetium</text:p>
          </table:table-cell>
          <table:table-cell office:value-type="string" office:value="lu">
            <text:p>lu</text:p>
          </table:table-cell>
          <table:table-cell office:value-type="float" office:value="16">
            <text:p>16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nepheline syenite">
            <text:p>nepheline syenite</text:p>
          </table:table-cell>
          <table:table-cell office:value-type="string" office:value="hafnium">
            <text:p>hafnium</text:p>
          </table:table-cell>
          <table:table-cell office:value-type="string" office:value="hf">
            <text:p>hf</text:p>
          </table:table-cell>
          <table:table-cell office:value-type="float" office:value="17">
            <text:p>17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tantalum">
            <text:p>tantalum</text:p>
          </table:table-cell>
          <table:table-cell office:value-type="string" office:value="tantalum">
            <text:p>tantalum</text:p>
          </table:table-cell>
          <table:table-cell office:value-type="string" office:value="ta">
            <text:p>ta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tungsten">
            <text:p>tungsten</text:p>
          </table:table-cell>
          <table:table-cell office:value-type="string" office:value="tungsten">
            <text:p>tungsten</text:p>
          </table:table-cell>
          <table:table-cell office:value-type="string" office:value="w">
            <text:p>w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rhenium">
            <text:p>rhenium</text:p>
          </table:table-cell>
          <table:table-cell office:value-type="string" office:value="rhenium">
            <text:p>rhenium</text:p>
          </table:table-cell>
          <table:table-cell office:value-type="string" office:value="re">
            <text:p>re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vermiculite">
            <text:p>vermiculite</text:p>
          </table:table-cell>
          <table:table-cell office:value-type="string" office:value="osmium">
            <text:p>osmium</text:p>
          </table:table-cell>
          <table:table-cell office:value-type="string" office:value="os">
            <text:p>os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iridium">
            <text:p>iridium</text:p>
          </table:table-cell>
          <table:table-cell office:value-type="string" office:value="iridium">
            <text:p>iridium</text:p>
          </table:table-cell>
          <table:table-cell office:value-type="string" office:value="ir">
            <text:p>ir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magnetite">
            <text:p>magnetite</text:p>
          </table:table-cell>
          <table:table-cell office:value-type="string" office:value="platinum">
            <text:p>platinum</text:p>
          </table:table-cell>
          <table:table-cell office:value-type="string" office:value="pt">
            <text:p>pt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garnet">
            <text:p>garnet</text:p>
          </table:table-cell>
          <table:table-cell office:value-type="string" office:value="gold">
            <text:p>gold</text:p>
          </table:table-cell>
          <table:table-cell office:value-type="string" office:value="au">
            <text:p>au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olivine">
            <text:p>olivine</text:p>
          </table:table-cell>
          <table:table-cell office:value-type="string" office:value="mercury">
            <text:p>mercury</text:p>
          </table:table-cell>
          <table:table-cell office:value-type="string" office:value="hg">
            <text:p>hg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palygorskite">
            <text:p>palygorskite</text:p>
          </table:table-cell>
          <table:table-cell office:value-type="string" office:value="thallium">
            <text:p>thallium</text:p>
          </table:table-cell>
          <table:table-cell office:value-type="string" office:value="tl">
            <text:p>tl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diatomite">
            <text:p>diatomite</text:p>
          </table:table-cell>
          <table:table-cell office:value-type="string" office:value="lead">
            <text:p>lead</text:p>
          </table:table-cell>
          <table:table-cell office:value-type="string" office:value="pb">
            <text:p>pb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phosphate">
            <text:p>phosphate</text:p>
          </table:table-cell>
          <table:table-cell office:value-type="string" office:value="bismuth">
            <text:p>bismuth</text:p>
          </table:table-cell>
          <table:table-cell office:value-type="string" office:value="bi">
            <text:p>bi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sepiolite">
            <text:p>sepiolite</text:p>
          </table:table-cell>
          <table:table-cell office:value-type="string" office:value="polonium">
            <text:p>polonium</text:p>
          </table:table-cell>
          <table:table-cell office:value-type="string" office:value="po">
            <text:p>po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saponite">
            <text:p>saponite</text:p>
          </table:table-cell>
          <table:table-cell office:value-type="string" office:value="astatine">
            <text:p>astatine</text:p>
          </table:table-cell>
          <table:table-cell office:value-type="string" office:value="at">
            <text:p>at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radon">
            <text:p>radon</text:p>
          </table:table-cell>
          <table:table-cell office:value-type="string" office:value="radon">
            <text:p>radon</text:p>
          </table:table-cell>
          <table:table-cell office:value-type="string" office:value="rn">
            <text:p>rn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bauxite">
            <text:p>bauxite</text:p>
          </table:table-cell>
          <table:table-cell office:value-type="string" office:value="francium">
            <text:p>francium</text:p>
          </table:table-cell>
          <table:table-cell office:value-type="string" office:value="fr">
            <text:p>fr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anhydrite">
            <text:p>anhydrite</text:p>
          </table:table-cell>
          <table:table-cell office:value-type="string" office:value="radium">
            <text:p>radium</text:p>
          </table:table-cell>
          <table:table-cell office:value-type="string" office:value="ra">
            <text:p>ra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actinium">
            <text:p>actinium</text:p>
          </table:table-cell>
          <table:table-cell office:value-type="string" office:value="actinium">
            <text:p>actinium</text:p>
          </table:table-cell>
          <table:table-cell office:value-type="string" office:value="ac">
            <text:p>ac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magnesia">
            <text:p>magnesia</text:p>
          </table:table-cell>
          <table:table-cell office:value-type="string" office:value="thorium">
            <text:p>thorium</text:p>
          </table:table-cell>
          <table:table-cell office:value-type="string" office:value="th">
            <text:p>th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protactinium">
            <text:p>protactinium</text:p>
          </table:table-cell>
          <table:table-cell office:value-type="string" office:value="protactinium">
            <text:p>protactinium</text:p>
          </table:table-cell>
          <table:table-cell office:value-type="string" office:value="pa">
            <text:p>pa</text:p>
          </table:table-cell>
          <table:table-cell office:value-type="float" office:value="12">
            <text:p>12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odium carbonate">
            <text:p>sodium carbonate</text:p>
          </table:table-cell>
          <table:table-cell office:value-type="string" office:value="uranium">
            <text:p>uranium</text:p>
          </table:table-cell>
          <table:table-cell office:value-type="string" office:value="u">
            <text:p>u</text:p>
          </table:table-cell>
          <table:table-cell office:value-type="float" office:value="16">
            <text:p>16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odium sulfate">
            <text:p>sodium sulfate</text:p>
          </table:table-cell>
          <table:table-cell office:value-type="string" office:value="neptunium">
            <text:p>neptunium</text:p>
          </table:table-cell>
          <table:table-cell office:value-type="string" office:value="np">
            <text:p>np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feldspar">
            <text:p>feldspar</text:p>
          </table:table-cell>
          <table:table-cell office:value-type="string" office:value="plutonium">
            <text:p>plutonium</text:p>
          </table:table-cell>
          <table:table-cell office:value-type="string" office:value="pu">
            <text:p>pu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rhodochrosite">
            <text:p>rhodochrosite</text:p>
          </table:table-cell>
          <table:table-cell office:value-type="string" office:value="americium">
            <text:p>americium</text:p>
          </table:table-cell>
          <table:table-cell office:value-type="string" office:value="am">
            <text:p>am</text:p>
          </table:table-cell>
          <table:table-cell office:value-type="float" office:value="13">
            <text:p>13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limestone">
            <text:p>limestone</text:p>
          </table:table-cell>
          <table:table-cell office:value-type="string" office:value="curium">
            <text:p>curium</text:p>
          </table:table-cell>
          <table:table-cell office:value-type="string" office:value="cm">
            <text:p>cm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calcite">
            <text:p>calcite</text:p>
          </table:table-cell>
          <table:table-cell office:value-type="string" office:value="berkelium">
            <text:p>berkelium</text:p>
          </table:table-cell>
          <table:table-cell office:value-type="string" office:value="bk">
            <text:p>bk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amethyst">
            <text:p>amethyst</text:p>
          </table:table-cell>
          <table:table-cell office:value-type="string" office:value="californium">
            <text:p>californium</text:p>
          </table:table-cell>
          <table:table-cell office:value-type="string" office:value="cf">
            <text:p>cf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beryl">
            <text:p>beryl</text:p>
          </table:table-cell>
          <table:table-cell office:value-type="string" office:value="einsteinium">
            <text:p>einsteinium</text:p>
          </table:table-cell>
          <table:table-cell office:value-type="string" office:value="es">
            <text:p>es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topaz">
            <text:p>topaz</text:p>
          </table:table-cell>
          <table:table-cell office:value-type="string" office:value="fermium">
            <text:p>fermium</text:p>
          </table:table-cell>
          <table:table-cell office:value-type="string" office:value="fm">
            <text:p>fm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mendelevium">
            <text:p>mendelevium</text:p>
          </table:table-cell>
          <table:table-cell office:value-type="string" office:value="mendelevium">
            <text:p>mendelevium</text:p>
          </table:table-cell>
          <table:table-cell office:value-type="string" office:value="md">
            <text:p>md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nobelium">
            <text:p>nobelium</text:p>
          </table:table-cell>
          <table:table-cell office:value-type="string" office:value="nobelium">
            <text:p>nobelium</text:p>
          </table:table-cell>
          <table:table-cell office:value-type="string" office:value="no">
            <text:p>no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lawrencium">
            <text:p>lawrencium</text:p>
          </table:table-cell>
          <table:table-cell office:value-type="string" office:value="lawrencium">
            <text:p>lawrencium</text:p>
          </table:table-cell>
          <table:table-cell office:value-type="string" office:value="lr">
            <text:p>lr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phlogopite">
            <text:p>phlogopite</text:p>
          </table:table-cell>
          <table:table-cell office:value-type="string" office:value="rutherfordium">
            <text:p>rutherfordium</text:p>
          </table:table-cell>
          <table:table-cell office:value-type="string" office:value="rf">
            <text:p>rf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dubnium">
            <text:p>dubnium</text:p>
          </table:table-cell>
          <table:table-cell office:value-type="string" office:value="dubnium">
            <text:p>dubnium</text:p>
          </table:table-cell>
          <table:table-cell office:value-type="string" office:value="db">
            <text:p>db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nitrate">
            <text:p>nitrate</text:p>
          </table:table-cell>
          <table:table-cell office:value-type="string" office:value="seaborgium">
            <text:p>seaborgium</text:p>
          </table:table-cell>
          <table:table-cell office:value-type="string" office:value="sg">
            <text:p>sg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bohrium">
            <text:p>bohrium</text:p>
          </table:table-cell>
          <table:table-cell office:value-type="string" office:value="bohrium">
            <text:p>bohrium</text:p>
          </table:table-cell>
          <table:table-cell office:value-type="string" office:value="bh">
            <text:p>bh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hassium">
            <text:p>hassium</text:p>
          </table:table-cell>
          <table:table-cell office:value-type="string" office:value="hassium">
            <text:p>hassium</text:p>
          </table:table-cell>
          <table:table-cell office:value-type="string" office:value="hs">
            <text:p>h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alunite">
            <text:p>alunite</text:p>
          </table:table-cell>
          <table:table-cell office:value-type="string" office:value="meitnerium">
            <text:p>meitnerium</text:p>
          </table:table-cell>
          <table:table-cell office:value-type="string" office:value="mt">
            <text:p>mt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ylvite">
            <text:p>sylvite</text:p>
          </table:table-cell>
          <table:table-cell office:value-type="string" office:value="darmstadtium">
            <text:p>darmstadtium</text:p>
          </table:table-cell>
          <table:table-cell office:value-type="string" office:value="ds">
            <text:p>ds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amber">
            <text:p>amber</text:p>
          </table:table-cell>
          <table:table-cell office:value-type="string" office:value="roentgenium">
            <text:p>roentgenium</text:p>
          </table:table-cell>
          <table:table-cell office:value-type="string" office:value="rg">
            <text:p>rg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andalusite">
            <text:p>andalusite</text:p>
          </table:table-cell>
          <table:table-cell office:value-type="string" office:value="copernicium">
            <text:p>copernicium</text:p>
          </table:table-cell>
          <table:table-cell office:value-type="string" office:value="cn">
            <text:p>cn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pumice">
            <text:p>pumice</text:p>
          </table:table-cell>
          <table:table-cell office:value-type="string" office:value="nihonium">
            <text:p>nihonium</text:p>
          </table:table-cell>
          <table:table-cell office:value-type="string" office:value="nh">
            <text:p>nh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cryolite">
            <text:p>cryolite</text:p>
          </table:table-cell>
          <table:table-cell office:value-type="string" office:value="flerovium">
            <text:p>flerovium</text:p>
          </table:table-cell>
          <table:table-cell office:value-type="string" office:value="fl">
            <text:p>fl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muscovite">
            <text:p>muscovite</text:p>
          </table:table-cell>
          <table:table-cell office:value-type="string" office:value="moscovium">
            <text:p>moscovium</text:p>
          </table:table-cell>
          <table:table-cell office:value-type="string" office:value="mc">
            <text:p>mc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dolomite">
            <text:p>dolomite</text:p>
          </table:table-cell>
          <table:table-cell office:value-type="string" office:value="livermorium">
            <text:p>livermorium</text:p>
          </table:table-cell>
          <table:table-cell office:value-type="string" office:value="lv">
            <text:p>lv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marble">
            <text:p>marble</text:p>
          </table:table-cell>
          <table:table-cell office:value-type="string" office:value="tennessine">
            <text:p>tennessine</text:p>
          </table:table-cell>
          <table:table-cell office:value-type="string" office:value="ts">
            <text:p>ts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fluorspar">
            <text:p>fluorspar</text:p>
          </table:table-cell>
          <table:table-cell office:value-type="string" office:value="oganesson">
            <text:p>oganesson</text:p>
          </table:table-cell>
          <table:table-cell office:value-type="string" office:value="og">
            <text:p>og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aquamarine">
            <text:p>aquamar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peridot">
            <text:p>perido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abrasives">
            <text:p>abra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aluminum">
            <text:p>alum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beryllium">
            <text:p>bery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bismuth">
            <text:p>bismut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bromine">
            <text:p>brom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cement">
            <text:p>ceme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cesium">
            <text:p>c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chromium">
            <text:p>chro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clays">
            <text:p>cla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copper">
            <text:p>copp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gallium">
            <text:p>g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gemstones">
            <text:p>gemsto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gold">
            <text:p>gol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hafnium">
            <text:p>haf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helium">
            <text:p>he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iron and steel">
            <text:p>iron and 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iron ore">
            <text:p>iron o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iron oxide pigments">
            <text:p>iron oxide pigme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9">
            <text:p>19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kyanite">
            <text:p>ky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lead">
            <text:p>lea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lime">
            <text:p>lim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magnesium">
            <text:p>magn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mercury">
            <text:p>mercu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molybdenum">
            <text:p>molybde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niobium">
            <text:p>nio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nitrogen">
            <text:p>nitrog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peat">
            <text:p>p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phosphate rock">
            <text:p>phosphate 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platinum">
            <text:p>plat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quartz crystal">
            <text:p>quartz cryst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rare earths">
            <text:p>rare earth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and and gravel">
            <text:p>sand and grav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5">
            <text:p>15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candium">
            <text:p>scan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elenium">
            <text:p>sel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ilver">
            <text:p>silv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oda ash">
            <text:p>soda a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tone">
            <text:p>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ulfur">
            <text:p>sulfu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thallium">
            <text:p>th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thorium">
            <text:p>thor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titanium">
            <text:p>tita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vanadium">
            <text:p>vana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zeolites">
            <text:p>zeoli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zinc">
            <text:p>zin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zirconium">
            <text:p>zirco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aggregates">
            <text:p>aggrega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alumina">
            <text:p>alumin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calcium">
            <text:p>calc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columbium">
            <text:p>colum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crushed">
            <text:p>crus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dimension">
            <text:p>dimens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xplosives">
            <text:p>explo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ferroalloys">
            <text:p>ferroallo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fuller's">
            <text:p>fuller'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granite">
            <text:p>gr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ilmenite">
            <text:p>ilme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kaolin">
            <text:p>kaol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mining">
            <text:p>min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mullite">
            <text:p>mull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nepheline">
            <text:p>nephel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osmium">
            <text:p>os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platinum-group">
            <text:p>platinum-grou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quartz">
            <text:p>quartz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rare">
            <text:p>ra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recycling">
            <text:p>recycl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ruthenium">
            <text:p>ruth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rutile">
            <text:p>ruti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sand">
            <text:p>sa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sandstone">
            <text:p>sand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shell">
            <text:p>shel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silica">
            <text:p>silic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slate">
            <text:p>sla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soda">
            <text:p>sod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statistical">
            <text:p>statistic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steel">
            <text:p>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survey">
            <text:p>surv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traprock">
            <text:p>trap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tripoli">
            <text:p>tripol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precious">
            <text:p>precio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underground">
            <text:p>undergrou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